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11.589cm" style:rel-column-width="29551*"/>
    </style:style>
    <style:style style:name="Tabella1.B" style:family="table-column">
      <style:table-column-properties style:column-width="4.71cm" style:rel-column-width="12009*"/>
    </style:style>
    <style:style style:name="Tabella1.C" style:family="table-column">
      <style:table-column-properties style:column-width="4.895cm" style:rel-column-width="12481*"/>
    </style:style>
    <style:style style:name="Tabella1.D" style:family="table-column">
      <style:table-column-properties style:column-width="4.507cm" style:rel-column-width="11494*"/>
    </style:style>
    <style:style style:name="Tabella1.1" style:family="table-row">
      <style:table-row-properties style:min-row-height="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91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8.493cm"/>
    </style:style>
    <style:style style:name="Tabella2.C" style:family="table-column">
      <style:table-column-properties style:column-width="3.995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2.884cm"/>
    </style:style>
    <style:style style:name="Tabella2.A1" style:family="table-cell">
      <style:table-cell-properties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/>
    </style:style>
    <style:style style:name="Tabella2.E1" style:family="table-cell">
      <style:table-cell-properties style:border-line-width="0.004cm 0.004cm 0.004cm" fo:padding="0.097cm" fo:border="0.3pt double #000000"/>
    </style:style>
    <style:style style:name="Tabella2.A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5" style:family="table-row">
      <style:table-row-properties style:min-row-height="1.499cm"/>
    </style:style>
    <style:style style:name="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dcd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2b617e" style:font-name-asian="SimSun" style:font-size-asian="11pt" style:font-weight-asian="bold" style:font-name-complex="Tahoma" style:font-size-complex="11pt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2b617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Footer">
      <style:paragraph-properties fo:text-align="end" style:justify-single-word="false"/>
      <style:text-properties style:font-name="Verdana"/>
    </style:style>
    <style:style style:name="P1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9456d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b617e" style:font-name-asian="SimSun" style:font-size-asian="11pt" style:font-weight-asian="bold" style:font-name-complex="Tahoma" style:font-size-complex="11pt" style:font-weight-complex="bold"/>
    </style:style>
    <style:style style:name="P1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363722" style:font-name-asian="SimSun" style:font-size-asian="11pt" style:font-weight-asian="bold" style:font-name-complex="Tahoma" style:font-size-complex="11pt" style:font-weight-complex="bold"/>
    </style:style>
    <style:style style:name="P1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P14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29456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7pt" fo:font-style="normal" style:text-underline-style="none" fo:font-weight="bold" officeooo:rsid="0029456d" officeooo:paragraph-rsid="0029456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a6a92" officeooo:paragraph-rsid="0029456d" style:font-name-asian="SimSun" style:font-size-asian="10pt" style:font-weight-asian="bold" style:font-name-complex="Tahoma" style:font-size-complex="10pt" style:font-weight-complex="bold"/>
    </style:style>
    <style:style style:name="P17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9456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a6a9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2a6a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7pt" fo:font-style="normal" style:text-underline-style="none" fo:font-weight="bold" officeooo:rsid="0029456d" officeooo:paragraph-rsid="0029456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officeooo:rsid="0029456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fo:font-size="10pt" fo:font-style="normal" style:text-underline-style="none" fo:font-weight="normal" officeooo:rsid="001dcde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5" style:family="text">
      <style:text-properties fo:font-size="10pt" fo:font-weight="normal" officeooo:rsid="001dcde7" style:font-size-asian="10pt" style:font-weight-asian="normal" style:font-size-complex="10pt" style:font-weight-complex="normal"/>
    </style:style>
    <style:style style:name="T6" style:family="text">
      <style:text-properties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none" fo:font-weight="normal" officeooo:rsid="002b617e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tyle="normal" style:text-underline-style="none" officeooo:rsid="001dcde7" style:font-style-asian="normal" style:font-style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7pt" officeooo:rsid="0029456d" style:font-size-asian="7pt" style:font-size-complex="7pt"/>
    </style:style>
    <style:style style:name="T11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12" style:family="text">
      <style:text-properties fo:font-size="7pt" fo:font-style="normal" style:text-underline-style="none" officeooo:rsid="0029456d" style:font-size-asian="7pt" style:font-style-asian="normal" style:font-size-complex="7pt" style:font-style-complex="normal"/>
    </style:style>
    <style:style style:name="T13" style:family="text">
      <style:text-properties fo:font-size="7pt" fo:font-style="normal" style:text-underline-style="none" officeooo:rsid="001dcde7" style:font-size-asian="7pt" style:font-style-asian="normal" style:font-size-complex="7pt" style:font-style-complex="normal"/>
    </style:style>
    <style:style style:name="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0"><text:span text:style-name="T12">CLIENTE</text:span><text:span text:style-name="T13">:</text:span><text:span text:style-name="T8"><text:line-break/></text:span><text:span text:style-name="T6"><text:placeholder text:placeholder-type="text">&lt;o.partner_id.name&gt;</text:placeholder></text:span><text:span text:style-name="T6"> </text:span></text:p>
          </table:table-cell>
          <table:table-cell table:style-name="Tabella1.A1" office:value-type="string">
            <text:p text:style-name="P13"><text:span text:style-name="T11">DATA CARICO</text:span><text:span text:style-name="T13">:</text:span></text:p>
            <text:p text:style-name="P8"><text:placeholder text:placeholder-type="text">&lt;o.name&gt;</text:placeholder></text:p>
          </table:table-cell>
          <table:table-cell table:style-name="Tabella1.A1" office:value-type="string">
            <text:p text:style-name="P10"><text:span text:style-name="T12">NS. ORDINE</text:span><text:span text:style-name="T13">:</text:span></text:p>
            <text:p text:style-name="P8"><text:placeholder text:placeholder-type="text">&lt;o.name&gt;</text:placeholder></text:p>
          </table:table-cell>
          <table:table-cell table:style-name="Tabella1.D1" office:value-type="string">
            <text:p text:style-name="P12"><text:span text:style-name="T12">CONSEGNA</text:span><text:span text:style-name="T13">:<text:line-break/></text:span><text:span text:style-name="T6"><text:placeholder text:placeholder-type="text">&lt;formatLang(o.date_deadline, date=True) if o.date_deadline else ''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11"><text:span text:style-name="T12">DESTINAZIONE</text:span><text:span text:style-name="T13">:</text:span></text:p>
            <text:p text:style-name="P7"><text:span text:style-name="T6"><text:placeholder text:placeholder-type="text">&lt;o.address_id.name&gt;</text:placeholder></text:span><text:span text:style-name="T8"><text:line-break/></text:span><text:span text:style-name="T6"> </text:span></text:p>
          </table:table-cell>
          <table:table-cell table:style-name="Tabella1.B2" table:number-columns-spanned="3" office:value-type="string">
            <text:p text:style-name="P10"><text:span text:style-name="T12">RESA</text:span><text:span text:style-name="T13">:</text:span></text:p>
            <text:p text:style-name="P8"><text:placeholder text:placeholder-type="text">&lt;o.name&gt;</text:placeholder></text:p>
          </table:table-cell>
          <table:covered-table-cell/>
          <table:covered-table-cell/>
        </table:table-row>
      </table:table>
      <text:p text:style-name="P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14"><text:span text:style-name="T12">Q</text:span><text:span text:style-name="T11">UANTITA</text:span></text:p>
          </table:table-cell>
          <table:table-cell table:style-name="Tabella2.A1" office:value-type="string">
            <text:p text:style-name="P14"><text:span text:style-name="T12">D</text:span><text:span text:style-name="T11">ESCRIZIONE</text:span></text:p>
          </table:table-cell>
          <table:table-cell table:style-name="Tabella2.A1" office:value-type="string">
            <text:p text:style-name="P15">DARE</text:p>
          </table:table-cell>
          <table:table-cell table:style-name="Tabella2.A1" office:value-type="string">
            <text:p text:style-name="P14"><text:span text:style-name="T12">I</text:span><text:span text:style-name="T11">MBALLO</text:span></text:p>
          </table:table-cell>
          <table:table-cell table:style-name="Tabella2.E1" office:value-type="string">
            <text:p text:style-name="P14"><text:span text:style-name="T12">P</text:span><text:span text:style-name="T11">REZZO</text:span></text:p>
          </table:table-cell>
        </table:table-row>
        <table:table-row>
          <table:table-cell table:style-name="Tabella2.A2" table:number-columns-spanned="5" office:value-type="string">
            <text:p text:style-name="P16"><text:text-input text:description="&lt;for each=&quot;item in o.order_line&quot;&gt;">loop item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8"><text:span text:style-name="T5"><text:placeholder text:placeholder-type="text">&lt;item.product_uom_qty&gt;</text:placeholder></text:span><text:span text:style-name="T5"> </text:span></text:p>
          </table:table-cell>
          <table:table-cell table:style-name="Tabella2.A3" office:value-type="string">
            <text:p text:style-name="P19"><text:placeholder text:placeholder-type="text">&lt;item.product_id.name&gt;</text:placeholder></text:p>
          </table:table-cell>
          <table:table-cell table:style-name="Tabella2.A3" office:value-type="string">
            <text:p text:style-name="P19"><text:placeholder text:placeholder-type="text">&lt;item.name&gt;</text:placeholder></text:p>
          </table:table-cell>
          <table:table-cell table:style-name="Tabella2.A3" office:value-type="string">
            <text:p text:style-name="P14"/>
          </table:table-cell>
          <table:table-cell table:style-name="Tabella2.A2" office:value-type="string">
            <text:p text:style-name="P14"/>
          </table:table-cell>
        </table:table-row>
        <table:table-row>
          <table:table-cell table:style-name="Tabella2.A2" table:number-columns-spanned="5" office:value-type="string">
            <text:p text:style-name="P16"><text:text-input text:description="&lt;/for&gt;">/loop item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3" table:number-columns-spanned="3" office:value-type="string">
            <text:p text:style-name="P20">NOTE</text:p>
            <text:p text:style-name="P18"><text:span text:style-name="T5"><text:placeholder text:placeholder-type="text">&lt;o.note&gt;</text:placeholder></text:span><text:span text:style-name="T5"> </text:span></text:p>
          </table:table-cell>
          <table:covered-table-cell/>
          <table:covered-table-cell/>
          <table:table-cell table:style-name="Tabella2.E1" table:number-columns-spanned="2" office:value-type="string">
            <text:p text:style-name="P17"><text:span text:style-name="T10">F</text:span><text:span text:style-name="T9">IRMA COMPILATORE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91cm" table:align="left"/>
    </style:style>
    <style:style style:name="Tabella4.A" style:family="table-column">
      <style:table-column-properties style:column-width="11.404cm"/>
    </style:style>
    <style:style style:name="Tabella4.B" style:family="table-column">
      <style:table-column-properties style:column-width="5.292cm"/>
    </style:style>
    <style:style style:name="Tabella4.C" style:family="table-column">
      <style:table-column-properties style:column-width="8.996cm"/>
    </style:style>
    <style:style style:name="Tabella4.1" style:family="table-row">
      <style:table-row-properties style:min-row-height="1.799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M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officeooo:rsid="0029456d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0pt" fo:font-style="normal" style:text-underline-style="none" fo:font-weight="normal" officeooo:rsid="001dcde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4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6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PAN CHEMICALS S.p.A.<text:line-break/>Sede Legale – Stabilimento <text:span text:style-name="MT1">e Ufficio Tecnico Commerciale:<text:line-break/>24060 ROGNO (BG) – Via Leopardi – Tel. +39 035 977488</text:span></text:p>
            </table:table-cell>
            <table:table-cell table:style-name="Tabella4.A1" office:value-type="string">
              <text:p text:style-name="MP2"><draw:frame draw:style-name="Mfr1" draw:name="immagini1" text:anchor-type="as-char" svg:y="-0.071cm" svg:width="4.479cm" svg:height="1.642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3"><text:span text:style-name="MT2">BUONO DI CONSEGNA</text:span><text:line-break/><text:span text:style-name="MT1">del </text:span><text:span text:style-name="MT3"><text:placeholder text:placeholder-type="text">&lt;formatLang(o.date_deadline, date=True) if o.date_deadline else ''&gt;</text:placeholder></text:span></text:p>
            </table:table-cell>
          </table:table-row>
        </table:table>
        <text:p text:style-name="MP4"/>
      </style:header>
      <style:footer>
        <text:p text:style-name="MP5">Stampato: <text:span text:style-name="MT4"><text:date style:data-style-name="N37" text:date-value="2013-07-08T17:47:14.980000066" text:fixed="true">07/08/13</text:date></text:span><text:span text:style-name="MT4"> </text:span><text:span text:style-name="MT4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1-23T14:31:48.140888147</dc:date>
    <meta:editing-duration>P1DT16H29M33S</meta:editing-duration>
    <meta:editing-cycles>278</meta:editing-cycles>
    <meta:generator>LibreOffice/4.3.3.2$Linux_X86_64 LibreOffice_project/430m0$Build-2</meta:generator>
    <dc:creator>thebrush </dc:creator>
    <meta:document-statistic meta:table-count="3" meta:image-count="1" meta:object-count="0" meta:page-count="1" meta:paragraph-count="27" meta:word-count="72" meta:character-count="589" meta:non-whitespace-character-count="538"/>
    <meta:user-defined meta:name="Info 1"/>
    <meta:user-defined meta:name="Info 2"/>
    <meta:user-defined meta:name="Info 3"/>
    <meta:user-defined meta:name="Info 4"/>
  </office:meta>
</office:document-meta>
</file>